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42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layer="layout" svg:width="2.048cm" svg:height="0.952cm" svg:x="4.207cm" svg:y="1.72cm">
          <text:p>?</text:p>
        </draw:rect>
        <draw:frame draw:style-name="gr2" draw:text-style-name="P2" draw:layer="layout" svg:width="2.824cm" svg:height="1.025cm" svg:x="1.831cm" svg:y="1.691cm">
          <draw:text-box>
            <text:p text:style-name="P1"><text:s/>ad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fr" fo:country="BE" style:font-family-asian="'Kochi Mincho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Kochi Gothic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0-31T17:38:34</meta:creation-date>
    <dc:date>2010-04-22T17:23:50</dc:date>
    <dc:language>fr-BE</dc:language>
    <meta:editing-cycles>8</meta:editing-cycles>
    <meta:editing-duration>PT00H17M20S</meta:editing-duration>
    <meta:document-statistic meta:object-count="2"/>
    <meta:user-defined meta:name="Info 1"/>
    <meta:user-defined meta:name="Info 2"/>
    <meta:user-defined meta:name="Info 3"/>
    <meta:user-defined meta:name="Info 4"/>
  </office:meta>
</office:document-meta>
</file>